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language="hsb" fo:country="DE" officeooo:paragraph-rsid="000bf7cb"/>
    </style:style>
    <style:style style:name="P2" style:family="paragraph" style:parent-style-name="Preformatted_20_Text">
      <style:text-properties officeooo:paragraph-rsid="000bf7cb"/>
    </style:style>
    <style:style style:name="P3" style:family="paragraph" style:parent-style-name="Preformatted_20_Text">
      <style:paragraph-properties fo:break-before="page"/>
    </style:style>
    <style:style style:name="T1" style:family="text">
      <style:text-properties fo:language="hsb" fo:country="DE"/>
    </style:style>
    <style:style style:name="T2" style:family="text">
      <style:text-properties officeooo:rsid="000bf7c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s/></text:p>
      <text:p text:style-name="Preformatted_20_Text">%----------------------------------- </text:p>
      <text:p text:style-name="Preformatted_20_Text">% https://digital.slub-dresden.de/data/kitodo/BibltojeZ_478590679/BibltojeZ_478590679_tif/jpegs/00001637.tif.large.jpg </text:p>
      <text:p text:style-name="Preformatted_20_Text">%----------------------------------------------------------- </text:p>
      <text:p text:style-name="Preformatted_20_Text"/>
      <text:p text:style-name="P1">%----------------------------------- </text:p>
      <text:p text:style-name="P1"/>
      <text:p text:style-name="P2"><text:span text:style-name="T1">kapitl((</text:span>Druhi list swjateho Jana.<text:span text:style-name="T2">))</text:span></text:p>
      <text:p text:style-name="P2"/>
      <text:p text:style-name="P2"><text:span text:style-name="T2">detail((</text:span>Špihel bohabojazneje žony.<text:span text:style-name="T2">))</text:span></text:p>
      <text:p text:style-name="P2"><text:s/></text:p>
      <text:p text:style-name="P1">%----------------------------------- </text:p>
      <text:p text:style-name="P2"><text:span text:style-name="T1"/></text:p>
      <text:p text:style-name="Preformatted_20_Text">1. Tón starši tej wuzwolenej knjeni a jeje dźěćom, kotrychž ja prawje lubo mam, nic pak jeno ja sam, ale tež wšitcy, kiž su tu wěrnosć póznali, <text:span text:style-name="T2">ref((</text:span>3 Jan. št. 1. 1 Tim. 2, 41.<text:span text:style-name="T2">))</text:span></text:p>
      <text:p text:style-name="Preformatted_20_Text"/>
      <text:p text:style-name="Preformatted_20_Text">2. Teje wěrnosće dla, kotraž w nas wostanje, a z nami budźe do wěčnosće; </text:p>
      <text:p text:style-name="Preformatted_20_Text"/>
      <text:p text:style-name="P2">3. Budź z wami hnada, smilnosć a měr wot Boha teho Wótca a wot teho Knjeza Jezom Chrysta, teho Syna teho Wótca, w prawdźe a lubosći. <text:span text:style-name="T2">ref((</text:span>1 Tim. 1, 2.<text:span text:style-name="T2">))</text:span></text:p>
      <text:p text:style-name="P2"/>
      <text:p text:style-name="Preformatted_20_Text">4. Ja sym so jara zwjeselił, zo sym namakał bjez twojimi dźěćimi někotrych, kiž po wěrnosći chodźa, kaž my přikaznju wot teho Wótca smy dóstali. </text:p>
      <text:p text:style-name="Preformatted_20_Text"/>
      <text:p text:style-name="P2">5. A nětk prošu će, knjeni, a ći njepišu jako nowu přikaznju, ale kotruž my smy měli wot spočatka, zo bychmy so bjez sobu lubowali. <text:span text:style-name="T2">ref((</text:span>Mark. 12, 31.<text:span text:style-name="T2">))</text:span> </text:p>
      <text:p text:style-name="Preformatted_20_Text"/>
      <text:p text:style-name="P2">6. A to je ta lubosć, zo my bychmy chodźili po jeho kazni. A to je ta kaznja, jako wy słyšeli sće wot spočatka, zo byšće w tej samej chodźili. <text:span text:style-name="T2">ref((</text:span>1 Jan. 5, 3.<text:span text:style-name="T2">))</text:span></text:p>
      <text:p text:style-name="P2"/>
      <text:p text:style-name="P2">7. Přetož wjele zawjednikow je do swěta přišło, kotřiž njepóznaju Jezom Chrysta, zo wón w ćěle je přišoł. To je tón zawjednik a Chrystusowy přećiwnik. <text:span text:style-name="T2">ref((</text:span>Mat. 24, 5. 24. 1 Jan. 2, 18.<text:span text:style-name="T2">))</text:span></text:p>
      <text:p text:style-name="Preformatted_20_Text"/>
      <text:p text:style-name="P2">8. Hladajće sami so, zo bychmy njeskazyli, štož smy dźěłali, ale połnu mzdu dóstali. <text:span text:style-name="T2">ref((</text:span>Gal. 3, 4. Hebr. 10, 32.<text:span text:style-name="T2">))</text:span></text:p>
      <text:p text:style-name="P2"/>
      <text:p text:style-name="P2">9. Štóž přestupi a njewostanje w Chrystusowej wučbje, tón žaneho Boha nima; štóž w Chrystusowej wučbje wostanje, tón ma wobeju, teho Wótca a tež teho Syna. <text:span text:style-name="T2">ref((</text:span>1 Jan. 2, 22. 23.<text:span text:style-name="T2">))</text:span></text:p>
      <text:p text:style-name="P2"><text:s/></text:p>
      <text:p text:style-name="P2">10. Jeli zo štó k wam přińdźe a njepřinjese tu wučbu, teho njebjerće do chěže ani njeprajće jemu: Pomhaj Bóh. <text:span text:style-name="T2">ref((</text:span>2 Thes. 3, 6.<text:span text:style-name="T2">))</text:span></text:p>
      <text:p text:style-name="P2"><text:s/></text:p>
      <text:p text:style-name="Preformatted_20_Text">11. Přetož štóž jemu: Pomhaj Bóh rjeknje, tón so stowaršuje z jeho złymi skutkami. </text:p>
      <text:p text:style-name="Preformatted_20_Text"/>
      <text:p text:style-name="P2">12. Ja bych wam wjele měł pisać, ale ja to z papjeru a z tintu njejsym chcył činić; nadźiju so pak k wam přińć a ze erta do erta z wami rěčeć, zo by naša wjesełosć dopjelnjena była. <text:span text:style-name="T2">ref((</text:span>3 Jan. št. 13.<text:span text:style-name="T2">))</text:span></text:p>
      <text:p text:style-name="P2"/>
      <text:p text:style-name="Preformatted_20_Text">13. Te dźěći twojeje sotry, teje wuzwoleneje, dadźa ći wjele dobreho powjedźić. Hamjeń. </text:p>
      <text:p text:style-name="P3"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hsb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sb" fo:country="D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107" number:language="hsb" number:country="DE" loext:transliteration-spellout="cardinal" number:transliteration-language="hsb" number:transliteration-country="DE">
      <number:number number:decimal-places="0" number:min-decimal-places="0" number:min-integer-digits="1"/>
    </number:number-style>
    <number:number-style style:name="N10108" number:language="hsb" number:country="DE" loext:transliteration-spellout="capitalize cardinal" number:transliteration-language="hsb" number:transliteration-country="DE">
      <number:number number:decimal-places="0" number:min-decimal-places="0" number:min-integer-digits="1"/>
    </number:number-style>
    <number:number-style style:name="N10109" number:language="hsb" number:country="DE" loext:transliteration-spellout="upper cardinal" number:transliteration-language="hsb" number:transliteration-country="DE">
      <number:number number:decimal-places="0" number:min-decimal-places="0" number:min-integer-digits="1"/>
    </number:number-style>
    <number:number-style style:name="N10110" number:language="hsb" number:country="DE" loext:transliteration-spellout="EUR" number:transliteration-language="hsb" number:transliteration-country="DE">
      <number:number number:decimal-places="0" number:min-decimal-places="0" number:min-integer-digits="1"/>
    </number:number-style>
    <number:number-style style:name="N10111" number:language="hsb" number:country="DE" loext:transliteration-spellout="EUR" number:transliteration-language="hsb" number:transliteration-country="DE">
      <number:number number:decimal-places="2" number:min-decimal-places="2" number:min-integer-digits="1"/>
    </number:number-style>
    <number:number-style style:name="N10112" number:language="hsb" number:country="DE" loext:transliteration-spellout="upper EUR" number:transliteration-language="hsb" number:transliteration-country="DE">
      <number:number number:decimal-places="0" number:min-decimal-places="0" number:min-integer-digits="1"/>
    </number:number-style>
    <number:number-style style:name="N10113" number:language="hsb" number:country="DE" loext:transliteration-spellout="upper EUR" number:transliteration-language="hsb" number:transliteration-country="DE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0.3$Windows_X86_64 LibreOffice_project/620$Build-3</meta:generator>
    <dc:date>2025-12-30T13:39:02.778252553</dc:date>
    <meta:editing-duration>PT4M59S</meta:editing-duration>
    <meta:editing-cycles>1</meta:editing-cycles>
    <meta:document-statistic meta:table-count="0" meta:image-count="0" meta:object-count="0" meta:page-count="2" meta:paragraph-count="25" meta:word-count="356" meta:character-count="2217" meta:non-whitespace-character-count="1866"/>
  </office:meta>
</office:document-meta>
</file>